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549cm"/>
    </style:style>
    <style:style style:name="co5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table table:name="essenti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Deal Name</text:p>
          </table:table-cell>
          <table:table-cell office:value-type="string">
            <text:p>project from ods</text:p>
          </table:table-cell>
          <table:table-cell table:number-columns-repeated="4"/>
        </table:table-row>
        <table:table-row table:style-name="ro1">
          <table:table-cell office:value-type="string">
            <text:p>Due Date</text:p>
          </table:table-cell>
          <table:table-cell table:style-name="ce1" office:value-type="date" office:date-value="2018-07-20">
            <text:p>2018/07/20</text:p>
          </table:table-cell>
          <table:table-cell table:number-columns-repeated="4"/>
        </table:table-row>
        <table:table-row table:style-name="ro1">
          <table:table-cell office:value-type="string">
            <text:p>Assignee</text:p>
          </table:table-cell>
          <table:table-cell office:value-type="string">
            <text:p>jeremy</text:p>
          </table:table-cell>
          <table:table-cell table:number-columns-repeated="4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table table:name="profile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JP</text:p>
          </table:table-cell>
        </table:table-row>
        <table:table-row table:style-name="ro1">
          <table:table-cell office:value-type="string">
            <text:p>Division</text:p>
          </table:table-cell>
          <table:table-cell office:value-type="string">
            <text:p>ESD</text:p>
          </table:table-cell>
        </table:table-row>
        <table:table-row table:style-name="ro1">
          <table:table-cell office:value-type="string">
            <text:p>Client</text:p>
          </table:table-cell>
          <table:table-cell office:value-type="string">
            <text:p>NSSOL</text:p>
          </table:table-cell>
        </table:table-row>
        <table:table-row table:style-name="ro1">
          <table:table-cell office:value-type="string">
            <text:p>Client Resp</text:p>
          </table:table-cell>
          <table:table-cell office:value-type="string">
            <text:p>anyone</text:p>
          </table:table-cell>
        </table:table-row>
        <table:table-row table:style-name="ro1">
          <table:table-cell office:value-type="string">
            <text:p>Service</text:p>
          </table:table-cell>
          <table:table-cell/>
        </table:table-row>
        <table:table-row table:style-name="ro1">
          <table:table-cell office:value-type="string">
            <text:p>Leve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5.1">
            <text:p>5.1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onfidence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Resource Size (MM)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string">
            <text:p>Resource Size (FTE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float" office:value="19090">
            <text:p>19090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Duration (Start)</text:p>
          </table:table-cell>
          <table:table-cell table:style-name="ce1" office:value-type="date" office:date-value="2018-08-01">
            <text:p>2018/08/01</text:p>
          </table:table-cell>
        </table:table-row>
        <table:table-row table:style-name="ro1">
          <table:table-cell office:value-type="string">
            <text:p>Duration (End)</text:p>
          </table:table-cell>
          <table:table-cell table:style-name="ce1" office:value-type="date" office:date-value="2018-09-01">
            <text:p>2018/09/01</text:p>
          </table:table-cell>
        </table:table-row>
        <table:table-row table:style-name="ro1">
          <table:table-cell office:value-type="string">
            <text:p>AWS Resp (Sales) person</text:p>
          </table:table-cell>
          <table:table-cell office:value-type="string">
            <text:p>Billy</text:p>
          </table:table-cell>
        </table:table-row>
        <table:table-row table:style-name="ro1">
          <table:table-cell office:value-type="string">
            <text:p>AWS Resp (Sales) BU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AWS Resp (Dev) person</text:p>
          </table:table-cell>
          <table:table-cell office:value-type="string">
            <text:p>Jeremy</text:p>
          </table:table-cell>
        </table:table-row>
        <table:table-row table:style-name="ro1">
          <table:table-cell office:value-type="string">
            <text:p>AWS Resp (Dev) BU</text:p>
          </table:table-cell>
          <table:table-cell office:value-type="string">
            <text:p>Dev Ar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2018/07/11</text:date>, <text:time>15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5M27S</meta:editing-duration>
    <meta:editing-cycles>11</meta:editing-cycles>
    <meta:generator>OpenOffice/4.1.0$Win32 OpenOffice.org_project/410m18$Build-9764</meta:generator>
    <dc:date>2018-07-11T15:38:59.70</dc:date>
    <meta:document-statistic meta:table-count="2" meta:cell-count="43" meta:object-count="0"/>
    <meta:user-defined meta:name="Info 1"/>
    <meta:user-defined meta:name="Info 2"/>
    <meta:user-defined meta:name="Info 3"/>
    <meta:user-defined meta:name="Info 4"/>
  </office:meta>
</office:document-meta>
</file>